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 style:list-style-name="L1">
      <style:text-properties fo:background-color="#ffff00"/>
    </style:style>
    <style:style style:name="P3" style:family="paragraph" style:parent-style-name="Heading_20_1" style:master-page-name="Standard">
      <style:paragraph-properties style:page-number="aut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WS8</text:h>
      <text:list xml:id="list7048195607533087055" text:style-name="L1">
        <text:list-item>
          <text:p text:style-name="P2">klinischer Tod</text:p>
        </text:list-item>
      </text:list>
      <text:p text:style-name="P1"><draw:custom-shape text:anchor-type="paragraph" draw:z-index="0" draw:style-name="gr1" svg:width="0.565cm" svg:height="0.883cm" svg:x="2.48cm" svg:y="-0.2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7371360" text:continue-numbering="true" text:style-name="L1">
        <text:list-item>
          <text:p text:style-name="P2">nach 10-15 Minuten </text:p>
          <text:p text:style-name="P2">männliche <text:s/>und weibliche Energiebewegung in Richtung Herz, auflösen von Unwissenheit</text:p>
        </text:list-item>
      </text:list>
      <text:p text:style-name="P1"><draw:custom-shape text:anchor-type="paragraph" draw:z-index="1" draw:style-name="gr1" svg:width="0.565cm" svg:height="0.883cm" svg:x="2.48cm" svg:y="-0.3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7378356" text:continue-numbering="true" text:style-name="L1">
        <text:list-item>
          <text:p text:style-name="P2">nach 30 Minuten </text:p>
          <text:p text:style-name="P2">Körper wird nun auch nach buddhistischem Verständnis für tot erklärt</text:p>
        </text:list-item>
      </text:list>
      <text:p text:style-name="P1"><draw:custom-shape text:anchor-type="paragraph" draw:z-index="2" draw:style-name="gr1" svg:width="0.565cm" svg:height="0.883cm" svg:x="1.933cm" svg:y="-0.28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7387873" text:continue-numbering="true" text:style-name="L1">
        <text:list-item>
          <text:p text:style-name="P2">danach </text:p>
          <text:p text:style-name="P2">Körper, fällt für 68-72 Stunden in tiefe Ohnmacht, Bewusstsein sucht in alten Leben Personen und Orte</text:p>
        </text:list-item>
      </text:list>
      <text:p text:style-name="P1"><draw:custom-shape text:anchor-type="paragraph" draw:z-index="3" draw:style-name="gr1" svg:width="0.565cm" svg:height="0.883cm" svg:x="2.163cm" svg:y="-0.1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7395343" text:continue-numbering="true" text:style-name="L1">
        <text:list-item>
          <text:p text:style-name="P2">nach 10 Tage</text:p>
          <text:p text:style-name="P2">Geist versteht das er tot ist, fällt daraufhin in eine weiter Ohnmacht zur Wahrnehmung Psychologie</text:p>
          <text:p text:style-name="P2"><draw:custom-shape text:anchor-type="paragraph" draw:z-index="4" draw:style-name="gr1" svg:width="0.565cm" svg:height="0.883cm" svg:x="2.409cm" svg:y="-0.2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</text:list-item>
        <text:list-item>
          <text:p text:style-name="P2">nach 49 Tage</text:p>
          <text:p text:style-name="P2">Bewusstsein beendet Phase von selbst, Bewusstsein sucht sich neue Eltern die ihm entsprechen</text:p>
        </text:list-item>
      </text:list>
      <text:p text:style-name="P1"><draw:custom-shape text:anchor-type="paragraph" draw:z-index="5" draw:style-name="gr1" svg:width="0.565cm" svg:height="0.883cm" svg:x="2.18cm" svg:y="-0.1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27390362" text:continue-numbering="true" text:style-name="L1">
        <text:list-item>
          <text:p text:style-name="P2">nach der Wiedergeburt </text:p>
          <text:p text:style-name="P2">Wiedergeburt als neuer Mensch, aber mit gleichem Verhalten, Worten, Handlungen, Gedank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20-07-02T06:55:54.73</meta:creation-date>
    <meta:editing-duration>PT2M27S</meta:editing-duration>
    <meta:generator>OpenOffice/4.1.7$Win32 OpenOffice.org_project/417m1$Build-9800</meta:generator>
    <meta:initial-creator>Caspar Kroll</meta:initial-creator>
    <dc:date>2020-07-02T07:16:22.90</dc:date>
    <dc:creator>Caspar Kroll</dc:creator>
    <meta:document-statistic meta:table-count="0" meta:image-count="0" meta:object-count="0" meta:page-count="1" meta:paragraph-count="14" meta:word-count="101" meta:character-count="6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../AppData/Roaming/OpenOffice/4/user/template/Normal.ott" meta:date="2020-07-02T06:55:42.29"/>
  </office:meta>
</office:document-meta>
</file>